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7a1b4" officeooo:paragraph-rsid="0017a1b4" style:font-weight-asian="bold" style:font-weight-complex="bold"/>
    </style:style>
    <style:style style:name="P2" style:family="paragraph" style:parent-style-name="Standard">
      <style:text-properties officeooo:rsid="002b7857" officeooo:paragraph-rsid="0017a1b4"/>
    </style:style>
    <style:style style:name="P3" style:family="paragraph" style:parent-style-name="Standard">
      <style:text-properties officeooo:rsid="002b7857" officeooo:paragraph-rsid="0056500d"/>
    </style:style>
    <style:style style:name="P4" style:family="paragraph" style:parent-style-name="Standard">
      <style:text-properties officeooo:rsid="005c1b61" officeooo:paragraph-rsid="005c1b61"/>
    </style:style>
    <style:style style:name="P5" style:family="paragraph" style:parent-style-name="Standard">
      <style:text-properties officeooo:rsid="0063efde" officeooo:paragraph-rsid="0063efde"/>
    </style:style>
    <style:style style:name="P6" style:family="paragraph" style:parent-style-name="Standard" style:list-style-name="L1">
      <style:text-properties officeooo:paragraph-rsid="005a8ddf"/>
    </style:style>
    <style:style style:name="P7" style:family="paragraph" style:parent-style-name="Standard" style:list-style-name="L1">
      <style:text-properties officeooo:paragraph-rsid="0056500d"/>
    </style:style>
    <style:style style:name="P8" style:family="paragraph" style:parent-style-name="Standard" style:list-style-name="L1">
      <style:text-properties officeooo:paragraph-rsid="00606935"/>
    </style:style>
    <style:style style:name="P9" style:family="paragraph" style:parent-style-name="Standard" style:list-style-name="L1">
      <style:text-properties officeooo:paragraph-rsid="0069cd64"/>
    </style:style>
    <style:style style:name="P10" style:family="paragraph" style:parent-style-name="Standard" style:list-style-name="L1">
      <style:text-properties officeooo:paragraph-rsid="0061f116"/>
    </style:style>
    <style:style style:name="P11" style:family="paragraph" style:parent-style-name="Standard" style:list-style-name="L1">
      <style:text-properties officeooo:paragraph-rsid="0063afa5"/>
    </style:style>
    <style:style style:name="P12" style:family="paragraph" style:parent-style-name="Standard" style:list-style-name="L1">
      <style:text-properties officeooo:paragraph-rsid="0063bbe4"/>
    </style:style>
    <style:style style:name="P13" style:family="paragraph" style:parent-style-name="Standard" style:list-style-name="L1">
      <style:text-properties officeooo:paragraph-rsid="006a97a6"/>
    </style:style>
    <style:style style:name="P14" style:family="paragraph" style:parent-style-name="Standard" style:list-style-name="L1">
      <style:text-properties officeooo:rsid="0050bac4" officeooo:paragraph-rsid="00529c7b"/>
    </style:style>
    <style:style style:name="P15" style:family="paragraph" style:parent-style-name="Standard" style:list-style-name="L1">
      <style:text-properties officeooo:rsid="0050bac4" officeooo:paragraph-rsid="006be818"/>
    </style:style>
    <style:style style:name="P16" style:family="paragraph" style:parent-style-name="Standard" style:list-style-name="L1">
      <style:text-properties style:text-underline-style="solid" style:text-underline-width="auto" style:text-underline-color="font-color" officeooo:rsid="0050bac4" officeooo:paragraph-rsid="00529c7b"/>
    </style:style>
    <style:style style:name="P17" style:family="paragraph" style:parent-style-name="Standard" style:list-style-name="L1">
      <style:text-properties officeooo:rsid="005c1b61" officeooo:paragraph-rsid="005c1b61"/>
    </style:style>
    <style:style style:name="P18" style:family="paragraph" style:parent-style-name="Standard" style:list-style-name="L1">
      <style:text-properties officeooo:rsid="005c1b61" officeooo:paragraph-rsid="00642266"/>
    </style:style>
    <style:style style:name="P19" style:family="paragraph">
      <style:paragraph-properties fo:text-align="center"/>
    </style:style>
    <style:style style:name="T1" style:family="text">
      <style:text-properties officeooo:rsid="004bd134"/>
    </style:style>
    <style:style style:name="T2" style:family="text">
      <style:text-properties officeooo:rsid="00529c7b"/>
    </style:style>
    <style:style style:name="T3" style:family="text">
      <style:text-properties officeooo:rsid="0054eb79"/>
    </style:style>
    <style:style style:name="T4" style:family="text">
      <style:text-properties officeooo:rsid="0056500d"/>
    </style:style>
    <style:style style:name="T5" style:family="text">
      <style:text-properties officeooo:rsid="004bf0af"/>
    </style:style>
    <style:style style:name="T6" style:family="text">
      <style:text-properties officeooo:rsid="0050bac4"/>
    </style:style>
    <style:style style:name="T7" style:family="text">
      <style:text-properties officeooo:rsid="00580cf3"/>
    </style:style>
    <style:style style:name="T8" style:family="text">
      <style:text-properties officeooo:rsid="00598191"/>
    </style:style>
    <style:style style:name="T9" style:family="text">
      <style:text-properties officeooo:rsid="005a8ddf"/>
    </style:style>
    <style:style style:name="T10" style:family="text">
      <style:text-properties officeooo:rsid="005cd4d2"/>
    </style:style>
    <style:style style:name="T11" style:family="text">
      <style:text-properties officeooo:rsid="005e9748"/>
    </style:style>
    <style:style style:name="T12" style:family="text">
      <style:text-properties officeooo:rsid="00602e45"/>
    </style:style>
    <style:style style:name="T13" style:family="text">
      <style:text-properties officeooo:rsid="00606935"/>
    </style:style>
    <style:style style:name="T14" style:family="text">
      <style:text-properties officeooo:rsid="0061b426"/>
    </style:style>
    <style:style style:name="T15" style:family="text">
      <style:text-properties officeooo:rsid="0061f116"/>
    </style:style>
    <style:style style:name="T16" style:family="text">
      <style:text-properties officeooo:rsid="0063afa5"/>
    </style:style>
    <style:style style:name="T17" style:family="text">
      <style:text-properties officeooo:rsid="0063bbe4"/>
    </style:style>
    <style:style style:name="T18" style:family="text">
      <style:text-properties officeooo:rsid="00642266"/>
    </style:style>
    <style:style style:name="T19" style:family="text">
      <style:text-properties officeooo:rsid="0069cd6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vertical-align="middle" draw:auto-grow-height="false" fo:min-height="0.367cm" fo:min-width="0.5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ADO TARJETAS SD <text:span text:style-name="T1">MONJAS (RASPBERRY)</text:span></text:p>
      <text:p text:style-name="P1"/>
      <text:p text:style-name="P1"/>
      <text:p text:style-name="P2"/>
      <text:p text:style-name="P3"><text:s text:c="6"/><text:span text:style-name="T4">0. </text:span><text:tab/><text:span text:style-name="T5">192.168.</text:span><text:span text:style-name="T3">3</text:span><text:span text:style-name="T5">.120<text:tab/><text:tab/>monjas</text:span></text:p>
      <text:p text:style-name="P3"/>
      <text:list xml:id="list1129119330" text:style-name="L1">
        <text:list-item>
          <text:p text:style-name="P14"><draw:custom-shape text:anchor-type="paragraph" draw:z-index="0" draw:name="Forma1" draw:style-name="gr1" draw:text-style-name="P19" svg:width="1.456cm" svg:height="1.8cm" svg:x="6.849cm" svg:y="0.081cm"><text:p/><draw:enhanced-geometry draw:text-areas="?f2 ?f2 ?f5 ?f4 ?f2 ?f0 ?f4 ?f5" draw:glue-points="?f2 ?f2 ?f5 ?f4 ?f2 ?f0 ?f4 ?f5" draw:glue-point-type="rectangle" draw:type="mso-spt100" draw:modifiers="6500 8600 4300" draw:enhanced-path="M ?f2 ?f0 L ?f1 ?f0 10800 0 ?f3 ?f0 ?f4 ?f0 ?f4 ?f2 ?f5 ?f2 ?f5 ?f1 21600 10800 ?f5 ?f3 ?f5 ?f4 ?f4 ?f4 ?f4 ?f5 ?f3 ?f5 10800 21600 ?f1 ?f5 ?f2 ?f5 Z N"><draw:equation draw:name="f0" draw:formula="$2 "/><draw:equation draw:name="f1" draw:formula="$0 "/><draw:equation draw:name="f2" draw:formula="$1 "/><draw:equation draw:name="f3" draw:formula="21600-$0 "/><draw:equation draw:name="f4" draw:formula="21600-$1 "/><draw:equation draw:name="f5" draw:formula="21600-$2 "/><draw:handle draw:handle-position="$1 $2" draw:handle-range-x-minimum="?f1" draw:handle-range-x-maximum="10800" draw:handle-range-y-minimum="0" draw:handle-range-y-maximum="?f1"/><draw:handle draw:handle-position="$0 top" draw:handle-range-x-minimum="?f0" draw:handle-range-x-maximum="?f2"/></draw:enhanced-geometry></draw:custom-shape>192.168.1.121<text:tab/><text:tab/>monjas<text:span text:style-name="T2">1</text:span></text:p>
        </text:list-item>
        <text:list-item>
          <text:p text:style-name="P14">192.168.1.12<text:span text:style-name="T2">2</text:span><text:tab/><text:tab/>monjas<text:span text:style-name="T2">2</text:span></text:p>
        </text:list-item>
        <text:list-item>
          <text:p text:style-name="P15">192.168.1.12<text:span text:style-name="T2">3</text:span><text:tab/><text:tab/>monjas<text:span text:style-name="T2">3<text:tab/><text:tab/></text:span><text:span text:style-name="T7">oviedo</text:span></text:p>
        </text:list-item>
        <text:list-item>
          <text:p text:style-name="P14">192.168.1.12<text:span text:style-name="T2">4</text:span><text:tab/><text:tab/>monjas<text:span text:style-name="T2">4</text:span></text:p>
        </text:list-item>
        <text:list-item>
          <text:p text:style-name="P15">192.168.1.12<text:span text:style-name="T2">5</text:span><text:tab/><text:tab/>monjas<text:span text:style-name="T2">5 <text:s/></text:span><text:span text:style-name="T18">(cogida para alejandro 23022022)</text:span></text:p>
        </text:list-item>
        <text:list-item>
          <text:p text:style-name="P14">192.168.1.12<text:span text:style-name="T2">6</text:span><text:tab/><text:tab/>monjas<text:span text:style-name="T2">6</text:span></text:p>
          <text:p text:style-name="P16"/>
        </text:list-item>
        <text:list-item>
          <text:p text:style-name="P6"><text:span text:style-name="T6">192.168.1.12</text:span><text:span text:style-name="T8">0</text:span><text:span text:style-name="T6"><text:tab/><text:tab/>monjas</text:span><text:span text:style-name="T2">7 </text:span><text:span text:style-name="T9">(pendiente que me diga Rober el nombre)</text:span></text:p>
        </text:list-item>
        <text:list-item>
          <text:p text:style-name="P7"><text:span text:style-name="T6">192.168.1.</text:span><text:span text:style-name="T9">31<text:tab/></text:span><text:span text:style-name="T6"><text:tab/></text:span><text:span text:style-name="T8">ardal</text:span><text:span text:style-name="T2"> </text:span></text:p>
        </text:list-item>
        <text:list-item>
          <text:p text:style-name="P7"><text:span text:style-name="T6">192.168.1.12</text:span><text:span text:style-name="T4">9</text:span><text:span text:style-name="T6"><text:tab/><text:tab/>monjas</text:span><text:span text:style-name="T4">9</text:span></text:p>
          <text:p text:style-name="P7"/>
        </text:list-item>
        <text:list-item>
          <text:p text:style-name="P7"><text:span text:style-name="T6">192.168.1.1</text:span><text:span text:style-name="T4">30</text:span><text:span text:style-name="T6"><text:tab/><text:tab/>monjas</text:span><text:span text:style-name="T4">10</text:span></text:p>
        </text:list-item>
        <text:list-item>
          <text:p text:style-name="P7"><text:span text:style-name="T6">192.168.1.1</text:span><text:span text:style-name="T4">31</text:span><text:span text:style-name="T6"><text:tab/><text:tab/>monjas</text:span><text:span text:style-name="T4">11 </text:span><text:span text:style-name="T12">(hazard)</text:span></text:p>
        </text:list-item>
        <text:list-item>
          <text:p text:style-name="P7"><text:span text:style-name="T6">192.168.1.1</text:span><text:span text:style-name="T4">32</text:span><text:span text:style-name="T6"><text:tab/><text:tab/>monjas</text:span><text:span text:style-name="T4">12</text:span></text:p>
        </text:list-item>
        <text:list-item>
          <text:p text:style-name="P7"><text:span text:style-name="T6">192.168.1.1</text:span><text:span text:style-name="T4">33</text:span><text:span text:style-name="T6"><text:tab/><text:tab/>monjas</text:span><text:span text:style-name="T4">13</text:span></text:p>
        </text:list-item>
        <text:list-item>
          <text:p text:style-name="P7"><text:span text:style-name="T6">192.168.1.1</text:span><text:span text:style-name="T4">34</text:span><text:span text:style-name="T6"><text:tab/><text:tab/>monjas</text:span><text:span text:style-name="T4">14 <text:s/></text:span><text:span text:style-name="T19">(En esta ip esta la placa de las monjas donde probamos api)</text:span></text:p>
        </text:list-item>
        <text:list-item>
          <text:p text:style-name="P7"><text:span text:style-name="T6">192.168.1.1</text:span><text:span text:style-name="T4">35</text:span><text:span text:style-name="T6"><text:tab/><text:tab/>monjas</text:span><text:span text:style-name="T4">15</text:span></text:p>
        </text:list-item>
        <text:list-item>
          <text:p text:style-name="P8"><text:span text:style-name="T6">192.168.1.1</text:span><text:span text:style-name="T4">3</text:span><text:span text:style-name="T14">6</text:span><text:span text:style-name="T6"><text:tab/><text:tab/>monjas</text:span><text:span text:style-name="T4">1</text:span><text:span text:style-name="T13">6</text:span></text:p>
        </text:list-item>
        <text:list-item>
          <text:p text:style-name="P9"><text:span text:style-name="T6">192.168.1.1</text:span><text:span text:style-name="T4">3</text:span><text:span text:style-name="T14">7</text:span><text:span text:style-name="T6"><text:tab/><text:tab/>monjas</text:span><text:span text:style-name="T4">1</text:span><text:span text:style-name="T13">7 </text:span><text:span text:style-name="T18">(cogida para alejandro 23022022)</text:span></text:p>
        </text:list-item>
        <text:list-item>
          <text:p text:style-name="P8"><text:span text:style-name="T6">192.168.1.1</text:span><text:span text:style-name="T4">3</text:span><text:span text:style-name="T14">8</text:span><text:span text:style-name="T6"><text:tab/><text:tab/>monjas</text:span><text:span text:style-name="T4">1</text:span><text:span text:style-name="T13">8</text:span></text:p>
        </text:list-item>
        <text:list-item>
          <text:p text:style-name="P8"><text:span text:style-name="T6">192.168.1.1</text:span><text:span text:style-name="T4">3</text:span><text:span text:style-name="T14">9</text:span><text:span text:style-name="T6"><text:tab/><text:tab/>monjas</text:span><text:span text:style-name="T4">1</text:span><text:span text:style-name="T13">9</text:span></text:p>
        </text:list-item>
        <text:list-item>
          <text:p text:style-name="P8"><text:span text:style-name="T6">192.168.1.1</text:span><text:span text:style-name="T14">40</text:span><text:span text:style-name="T6"><text:tab/><text:tab/>monjas</text:span><text:span text:style-name="T13">20</text:span></text:p>
        </text:list-item>
        <text:list-item>
          <text:p text:style-name="P13"><text:span text:style-name="T6">192.168.1.1</text:span><text:span text:style-name="T14">41</text:span><text:span text:style-name="T6"><text:tab/><text:tab/>monjas</text:span><text:span text:style-name="T13">2</text:span><text:span text:style-name="T4">1 </text:span><text:span text:style-name="T18">(cogida para alejandro 23022022)</text:span></text:p>
        </text:list-item>
        <text:list-item>
          <text:p text:style-name="P10"><text:span text:style-name="T6">192.168.1.1</text:span><text:span text:style-name="T14">4</text:span><text:span text:style-name="T15">2</text:span><text:span text:style-name="T6"><text:tab/><text:tab/>monjas</text:span><text:span text:style-name="T13">2</text:span><text:span text:style-name="T15">2</text:span></text:p>
        </text:list-item>
        <text:list-item>
          <text:p text:style-name="P11"><text:span text:style-name="T6">192.168.1.1</text:span><text:span text:style-name="T14">4</text:span><text:span text:style-name="T16">3</text:span><text:span text:style-name="T6"><text:tab/><text:tab/>monjas</text:span><text:span text:style-name="T13">2</text:span><text:span text:style-name="T16">3</text:span></text:p>
        </text:list-item>
        <text:list-item>
          <text:p text:style-name="P12"><text:span text:style-name="T6">192.168.1.1</text:span><text:span text:style-name="T14">4</text:span><text:span text:style-name="T17">4</text:span><text:span text:style-name="T6"><text:tab/><text:tab/>monjas</text:span><text:span text:style-name="T13">2</text:span><text:span text:style-name="T17">4</text:span></text:p>
        </text:list-item>
        <text:list-item>
          <text:p text:style-name="P17"/>
        </text:list-item>
        <text:list-item>
          <text:p text:style-name="P17"/>
        </text:list-item>
        <text:list-item>
          <text:p text:style-name="P17"/>
        </text:list-item>
        <text:list-item>
          <text:p text:style-name="P18">192.168.2.5<text:span text:style-name="T11">1</text:span><text:tab/><text:tab/><text:span text:style-name="T10">id: </text:span>comunicador2<text:tab/><text:tab/><text:span text:style-name="T10">destino: </text:span>comunicaci<text:span text:style-name="T10">o</text:span>n_nina</text:p>
        </text:list-item>
      </text:list>
      <text:p text:style-name="P4"/>
      <text:p text:style-name="P4"/>
      <text:p text:style-name="P4"/>
      <text:p text:style-name="P5">Backup sd camaras:</text:p>
      <text:p text:style-name="P5"/>
      <text:p text:style-name="P5">ip: 192.168.1.100</text:p>
      <text:p text:style-name="P5"/>
      <text:p text:style-name="P5">usuario: admin</text:p>
      <text:p text:style-name="P5">pass: 12345678aA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979cm" fo:margin-right="0.81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4-16T09:34:23.926936179</meta:creation-date>
    <dc:date>2022-02-23T11:25:02.863510866</dc:date>
    <meta:editing-duration>P3DT8H17M42S</meta:editing-duration>
    <meta:editing-cycles>69</meta:editing-cycles>
    <meta:generator>LibreOffice/6.4.7.2$Linux_X86_64 LibreOffice_project/40$Build-2</meta:generator>
    <meta:document-statistic meta:table-count="0" meta:image-count="0" meta:object-count="0" meta:page-count="1" meta:paragraph-count="34" meta:word-count="131" meta:character-count="1027" meta:non-whitespace-character-count="916"/>
  </office:meta>
</office:document-meta>
</file>